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Schoolbook" svg:font-family="Century Schoolbook" style:font-family-generic="roman" style:font-pitch="variable" svg:panose-1="2 4 6 4 5 5 5 2 3 4"/>
    <style:font-face style:name="Segoe UI" svg:font-family="Segoe UI" style:font-family-generic="swiss" style:font-pitch="variable" svg:panose-1="2 11 5 2 4 2 4 2 2 3"/>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el" style:master-page-name="MPF0" style:family="paragraph">
      <style:paragraph-properties fo:break-before="page" fo:text-align="center"/>
      <style:text-properties style:font-name="Calibri" style:font-name-complex="Calibri" fo:color="#000000"/>
    </style:style>
    <style:style style:name="P5" style:parent-style-name="Untertitel" style:family="paragraph">
      <style:paragraph-properties fo:text-align="center"/>
      <style:text-properties style:font-name-complex="Calibri" fo:color="#000000"/>
    </style:style>
    <style:style style:name="P6" style:parent-style-name="Standard" style:family="paragraph">
      <style:paragraph-properties fo:text-align="justify"/>
      <style:text-properties style:font-name-complex="Calibri" fo:color="#000000"/>
    </style:style>
    <style:style style:name="P7" style:parent-style-name="Überschrift2" style:family="paragraph">
      <style:paragraph-properties fo:text-align="justify" fo:margin-bottom="0.1666in"/>
      <style:text-properties style:font-name="Calibri" style:font-name-complex="Calibri" fo:color="#000000"/>
    </style:style>
    <style:style style:name="P8" style:parent-style-name="Listenabsatz" style:list-style-name="LFO3" style:family="paragraph">
      <style:paragraph-properties fo:text-align="justify" fo:line-height="150%"/>
      <style:text-properties style:font-name-complex="Calibri" fo:color="#000000"/>
    </style:style>
    <style:style style:name="P9" style:parent-style-name="Listenabsatz" style:list-style-name="LFO3" style:family="paragraph">
      <style:paragraph-properties fo:text-align="justify" fo:line-height="150%"/>
      <style:text-properties style:font-name-complex="Calibri" fo:color="#000000"/>
    </style:style>
    <style:style style:name="P10" style:parent-style-name="Listenabsatz" style:list-style-name="LFO3" style:family="paragraph">
      <style:paragraph-properties fo:text-align="justify" fo:line-height="150%"/>
      <style:text-properties style:font-name-complex="Calibri" fo:color="#000000"/>
    </style:style>
    <style:style style:name="P11" style:parent-style-name="Listenabsatz" style:list-style-name="LFO3" style:family="paragraph">
      <style:paragraph-properties fo:text-align="justify" fo:line-height="150%"/>
      <style:text-properties style:font-name-complex="Calibri" fo:color="#000000"/>
    </style:style>
    <style:style style:name="P12" style:parent-style-name="Listenabsatz" style:list-style-name="LFO3" style:family="paragraph">
      <style:paragraph-properties fo:text-align="justify" fo:line-height="150%"/>
      <style:text-properties style:font-name-complex="Calibri" fo:color="#000000"/>
    </style:style>
    <style:style style:name="P13" style:parent-style-name="Listenabsatz" style:family="paragraph">
      <style:paragraph-properties fo:text-align="justify" fo:line-height="150%"/>
      <style:text-properties style:font-name-complex="Calibri" fo:color="#000000"/>
    </style:style>
    <style:style style:name="P14" style:parent-style-name="Überschrift2" style:family="paragraph">
      <style:paragraph-properties fo:text-align="justify" fo:margin-bottom="0.1666in"/>
      <style:text-properties style:font-name="Calibri" style:font-name-complex="Calibri" fo:color="#000000"/>
    </style:style>
    <style:style style:name="P15" style:parent-style-name="Listenabsatz" style:list-style-name="LFO4" style:family="paragraph">
      <style:paragraph-properties fo:text-align="justify" fo:line-height="150%"/>
      <style:text-properties style:font-name-complex="Calibri" fo:color="#000000"/>
    </style:style>
    <style:style style:name="P16" style:parent-style-name="Listenabsatz" style:list-style-name="LFO4" style:family="paragraph">
      <style:paragraph-properties fo:text-align="justify" fo:line-height="150%"/>
      <style:text-properties style:font-name-complex="Calibri" fo:color="#000000"/>
    </style:style>
    <style:style style:name="P17" style:parent-style-name="Listenabsatz" style:list-style-name="LFO4" style:family="paragraph">
      <style:paragraph-properties fo:text-align="justify" fo:line-height="150%"/>
      <style:text-properties style:font-name-complex="Calibri" fo:color="#000000"/>
    </style:style>
    <style:style style:name="P18" style:parent-style-name="Listenabsatz" style:list-style-name="LFO4" style:family="paragraph">
      <style:paragraph-properties fo:text-align="justify" fo:line-height="150%"/>
      <style:text-properties style:font-name-complex="Calibri" fo:color="#000000"/>
    </style:style>
    <style:style style:name="P19" style:parent-style-name="Listenabsatz" style:list-style-name="LFO4" style:family="paragraph">
      <style:paragraph-properties fo:text-align="justify" fo:line-height="150%"/>
      <style:text-properties style:font-name-complex="Calibri" fo:color="#000000"/>
    </style:style>
    <style:style style:name="P20" style:parent-style-name="Listenabsatz" style:list-style-name="LFO4" style:family="paragraph">
      <style:paragraph-properties fo:text-align="justify" fo:line-height="150%"/>
      <style:text-properties style:font-name-complex="Calibri" fo:color="#000000"/>
    </style:style>
    <style:style style:name="P21" style:parent-style-name="Listenabsatz" style:family="paragraph">
      <style:paragraph-properties fo:text-align="justify" fo:line-height="150%"/>
      <style:text-properties style:font-name-complex="Calibri" fo:color="#000000"/>
    </style:style>
    <style:style style:name="P22" style:parent-style-name="Standard" style:family="paragraph">
      <style:paragraph-properties fo:break-before="page"/>
      <style:text-properties fo:hyphenate="true"/>
    </style:style>
    <style:style style:name="P23" style:parent-style-name="Überschrift2" style:family="paragraph">
      <style:paragraph-properties fo:text-align="justify" fo:margin-bottom="0.1666in"/>
      <style:text-properties style:font-name="Calibri" style:font-name-complex="Calibri" fo:color="#000000"/>
    </style:style>
    <style:style style:name="P24" style:parent-style-name="Listenabsatz" style:list-style-name="LFO5" style:family="paragraph">
      <style:paragraph-properties fo:text-align="justify" fo:line-height="150%" fo:margin-left="0.4923in">
        <style:tab-stops/>
      </style:paragraph-properties>
      <style:text-properties style:font-name-complex="Calibri" fo:color="#000000"/>
    </style:style>
    <style:style style:name="P25" style:parent-style-name="Listenabsatz" style:list-style-name="LFO5" style:family="paragraph">
      <style:paragraph-properties fo:text-align="justify" fo:line-height="150%" fo:margin-left="0.4923in">
        <style:tab-stops/>
      </style:paragraph-properties>
      <style:text-properties style:font-name-complex="Calibri" fo:color="#000000"/>
    </style:style>
    <style:style style:name="P26" style:parent-style-name="Listenabsatz" style:list-style-name="LFO5" style:family="paragraph">
      <style:paragraph-properties fo:text-align="justify" fo:line-height="150%" fo:margin-left="0.4923in">
        <style:tab-stops/>
      </style:paragraph-properties>
      <style:text-properties style:font-name-complex="Calibri" fo:color="#000000"/>
    </style:style>
    <style:style style:name="P27" style:parent-style-name="Listenabsatz" style:list-style-name="LFO5" style:family="paragraph">
      <style:paragraph-properties fo:text-align="justify" fo:line-height="150%" fo:margin-left="0.4923in">
        <style:tab-stops/>
      </style:paragraph-properties>
      <style:text-properties style:font-name-complex="Calibri" fo:color="#000000"/>
    </style:style>
    <style:style style:name="P28" style:parent-style-name="Listenabsatz" style:family="paragraph">
      <style:paragraph-properties fo:text-align="justify" fo:line-height="150%" fo:margin-left="0.4923in">
        <style:tab-stops/>
      </style:paragraph-properties>
      <style:text-properties style:font-name-complex="Calibri" fo:color="#000000"/>
    </style:style>
    <style:style style:name="P29" style:parent-style-name="Überschrift2" style:family="paragraph">
      <style:paragraph-properties fo:text-align="justify" fo:margin-bottom="0.1666in"/>
      <style:text-properties style:font-name="Calibri" style:font-name-complex="Calibri" fo:color="#000000"/>
    </style:style>
    <style:style style:name="P30" style:parent-style-name="Fließtext2" style:list-style-name="LFO6" style:family="paragraph">
      <style:paragraph-properties fo:text-align="justify" fo:margin-top="0in" fo:margin-bottom="0in" fo:line-height="150%"/>
      <style:text-properties style:font-name="Calibri" style:font-name-complex="Calibri" fo:color="#000000"/>
    </style:style>
    <style:style style:name="P31" style:parent-style-name="Fließtext2" style:list-style-name="LFO6" style:family="paragraph">
      <style:paragraph-properties fo:text-align="justify" fo:margin-bottom="0in" fo:line-height="150%"/>
      <style:text-properties style:font-name="Calibri" style:font-name-complex="Calibri" fo:color="#000000"/>
    </style:style>
    <style:style style:name="P32" style:parent-style-name="Fließtext2" style:list-style-name="LFO6" style:family="paragraph">
      <style:paragraph-properties fo:text-align="justify" fo:margin-bottom="0in" fo:line-height="150%"/>
      <style:text-properties style:font-name="Calibri" style:font-name-complex="Calibri" fo:color="#000000"/>
    </style:style>
    <style:style style:name="P33" style:parent-style-name="Fließtext2" style:list-style-name="LFO6" style:family="paragraph">
      <style:paragraph-properties fo:text-align="justify" fo:margin-bottom="0in" fo:line-height="150%"/>
      <style:text-properties style:font-name="Calibri" style:font-name-complex="Calibri" fo:color="#000000"/>
    </style:style>
    <style:style style:name="P34" style:parent-style-name="Fließtext2" style:list-style-name="LFO6" style:family="paragraph">
      <style:paragraph-properties fo:text-align="justify" fo:margin-bottom="0in" fo:line-height="150%"/>
      <style:text-properties style:font-name="Calibri" style:font-name-complex="Calibri" fo:color="#000000"/>
    </style:style>
    <style:style style:name="P35" style:parent-style-name="Fließtext2" style:family="paragraph">
      <style:paragraph-properties fo:text-align="justify" fo:margin-top="0in" fo:margin-bottom="0in" fo:line-height="0.2in" fo:text-indent="0in"/>
      <style:text-properties style:font-name="Calibri" style:font-name-complex="Calibri" fo:color="#000000"/>
    </style:style>
    <style:style style:name="P36" style:parent-style-name="Fließtext2" style:family="paragraph">
      <style:paragraph-properties fo:text-align="justify" fo:margin-top="0in" fo:margin-bottom="0in" fo:line-height="0.2in" fo:text-indent="0in"/>
      <style:text-properties fo:color="#000000"/>
    </style:style>
    <style:style style:name="P37" style:parent-style-name="Überschrift2" style:family="paragraph">
      <style:paragraph-properties fo:text-align="justify" fo:margin-bottom="0.1666in"/>
      <style:text-properties style:font-name="Calibri" style:font-name-complex="Calibri" fo:color="#000000"/>
    </style:style>
    <style:style style:name="P38" style:parent-style-name="Listenabsatz" style:list-style-name="LFO7" style:family="paragraph">
      <style:paragraph-properties fo:line-height="150%"/>
    </style:style>
    <style:style style:name="P39" style:parent-style-name="Listenabsatz" style:list-style-name="LFO7" style:family="paragraph">
      <style:paragraph-properties fo:line-height="150%"/>
    </style:style>
    <style:style style:name="P40" style:parent-style-name="Listenabsatz" style:list-style-name="LFO7" style:family="paragraph">
      <style:paragraph-properties fo:line-height="150%" fo:margin-left="0.25in">
        <style:tab-stops/>
      </style:paragraph-properties>
    </style:style>
    <style:style style:name="P41" style:parent-style-name="Überschrift2" style:family="paragraph">
      <style:paragraph-properties fo:text-align="justify" fo:margin-bottom="0.1666in"/>
      <style:text-properties style:font-name="Calibri" style:font-name-complex="Calibri" fo:color="#000000"/>
    </style:style>
    <style:style style:name="P42" style:parent-style-name="Listenabsatz" style:list-style-name="LFO8" style:family="paragraph">
      <style:paragraph-properties fo:text-align="justify" fo:line-height="150%"/>
      <style:text-properties style:font-name-complex="Calibri" fo:color="#000000"/>
    </style:style>
    <style:style style:name="P43" style:parent-style-name="Listenabsatz" style:list-style-name="LFO8" style:family="paragraph">
      <style:paragraph-properties fo:text-align="justify" fo:line-height="150%"/>
      <style:text-properties style:font-name-complex="Calibri" fo:color="#000000"/>
    </style:style>
    <style:style style:name="P44" style:parent-style-name="Listenabsatz" style:list-style-name="LFO8" style:family="paragraph">
      <style:paragraph-properties fo:text-align="justify" fo:line-height="150%"/>
      <style:text-properties style:font-name-complex="Calibri" fo:color="#000000"/>
    </style:style>
    <style:style style:name="P45" style:parent-style-name="Listenabsatz" style:list-style-name="LFO8" style:family="paragraph">
      <style:paragraph-properties fo:text-align="justify" fo:line-height="150%"/>
      <style:text-properties style:font-name-complex="Calibri" fo:color="#000000"/>
    </style:style>
    <style:style style:name="P46" style:parent-style-name="Listenabsatz" style:list-style-name="LFO8" style:family="paragraph">
      <style:paragraph-properties fo:text-align="justify" fo:line-height="150%"/>
      <style:text-properties style:font-name-complex="Calibri" fo:color="#000000"/>
    </style:style>
    <style:style style:name="P47" style:parent-style-name="Listenabsatz" style:list-style-name="LFO8" style:family="paragraph">
      <style:paragraph-properties fo:text-align="justify" fo:line-height="150%"/>
      <style:text-properties style:font-name-complex="Calibri" fo:color="#000000"/>
    </style:style>
    <style:style style:name="P48" style:parent-style-name="Standard" style:family="paragraph">
      <style:paragraph-properties fo:text-align="justify" fo:line-height="150%" fo:margin-left="0.25in">
        <style:tab-stops/>
      </style:paragraph-properties>
      <style:text-properties style:font-name-complex="Calibri" fo:color="#000000"/>
    </style:style>
    <style:style style:name="P49" style:parent-style-name="Überschrift2" style:family="paragraph">
      <style:paragraph-properties fo:text-align="justify" fo:margin-bottom="0.1666in"/>
      <style:text-properties style:font-name="Calibri" style:font-name-complex="Calibri" fo:color="#000000"/>
    </style:style>
    <style:style style:name="P50" style:parent-style-name="Listenabsatz" style:list-style-name="LFO9" style:family="paragraph">
      <style:paragraph-properties fo:line-height="150%"/>
    </style:style>
    <style:style style:name="P51" style:parent-style-name="Listenabsatz" style:list-style-name="LFO9" style:family="paragraph">
      <style:paragraph-properties fo:line-height="150%"/>
    </style:style>
    <style:style style:name="T52" style:parent-style-name="Absatz-Standardschriftart" style:family="text">
      <style:text-properties style:font-name-complex="Calibri" fo:color="#000000"/>
    </style:style>
    <style:style style:name="P53" style:parent-style-name="Listenabsatz" style:list-style-name="LFO9" style:family="paragraph">
      <style:paragraph-properties fo:line-height="150%"/>
    </style:style>
    <style:style style:name="P54" style:parent-style-name="Standard" style:family="paragraph">
      <style:paragraph-properties fo:margin-left="0.25in">
        <style:tab-stops/>
      </style:paragraph-properties>
    </style:style>
    <style:style style:name="P55" style:parent-style-name="Überschrift2" style:family="paragraph">
      <style:paragraph-properties fo:text-align="justify" fo:margin-bottom="0.1666in"/>
      <style:text-properties style:font-name="Calibri" style:font-name-complex="Calibri" fo:color="#000000"/>
    </style:style>
    <style:style style:name="P56" style:parent-style-name="Listenabsatz" style:list-style-name="LFO10" style:family="paragraph">
      <style:paragraph-properties fo:line-height="150%"/>
    </style:style>
    <style:style style:name="P57" style:parent-style-name="Listenabsatz" style:list-style-name="LFO10" style:family="paragraph">
      <style:paragraph-properties fo:line-height="150%"/>
    </style:style>
    <style:style style:name="P58" style:parent-style-name="Überschrift2" style:family="paragraph">
      <style:paragraph-properties fo:text-align="justify" fo:margin-bottom="0.1666in"/>
      <style:text-properties style:font-name="Calibri" style:font-name-complex="Calibri" fo:color="#000000"/>
    </style:style>
    <style:style style:name="P59" style:parent-style-name="Listenabsatz" style:list-style-name="LFO11" style:family="paragraph">
      <style:paragraph-properties fo:line-height="150%"/>
    </style:style>
    <style:style style:name="P60" style:parent-style-name="Listenabsatz" style:list-style-name="LFO11" style:family="paragraph">
      <style:paragraph-properties fo:line-height="150%"/>
    </style:style>
    <style:style style:name="P61" style:parent-style-name="Listenabsatz" style:list-style-name="LFO11" style:family="paragraph">
      <style:paragraph-properties fo:line-height="150%"/>
    </style:style>
    <style:style style:name="P62" style:parent-style-name="Listenabsatz" style:list-style-name="LFO11" style:family="paragraph">
      <style:paragraph-properties fo:line-height="150%"/>
    </style:style>
    <style:style style:name="P63" style:parent-style-name="Listenabsatz" style:list-style-name="LFO11" style:family="paragraph">
      <style:paragraph-properties fo:line-height="150%"/>
    </style:style>
    <style:style style:name="P64" style:parent-style-name="Listenabsatz" style:list-style-name="LFO11" style:family="paragraph">
      <style:paragraph-properties fo:line-height="150%"/>
    </style:style>
    <style:style style:name="P65" style:parent-style-name="Listenabsatz" style:list-style-name="LFO11" style:family="paragraph">
      <style:paragraph-properties fo:line-height="150%"/>
    </style:style>
    <style:style style:name="P66" style:parent-style-name="Listenabsatz" style:list-style-name="LFO11" style:family="paragraph">
      <style:paragraph-properties fo:line-height="150%"/>
    </style:style>
    <style:style style:name="P67" style:parent-style-name="Listenabsatz" style:list-style-name="LFO11" style:family="paragraph">
      <style:paragraph-properties fo:line-height="150%"/>
    </style:style>
    <style:style style:name="P68" style:parent-style-name="Listenabsatz" style:list-style-name="LFO11" style:family="paragraph">
      <style:paragraph-properties fo:line-height="150%"/>
    </style:style>
    <style:style style:name="P69" style:parent-style-name="Listenabsatz" style:list-style-name="LFO11" style:family="paragraph">
      <style:paragraph-properties fo:line-height="150%"/>
    </style:style>
    <style:style style:name="P70" style:parent-style-name="Standard" style:family="paragraph">
      <style:paragraph-properties fo:line-height="150%" fo:margin-left="0.25in">
        <style:tab-stops/>
      </style:paragraph-properties>
    </style:style>
    <style:style style:name="P71" style:parent-style-name="Überschrift2" style:family="paragraph">
      <style:paragraph-properties fo:text-align="justify" fo:margin-bottom="0.1666in"/>
      <style:text-properties style:font-name="Calibri" style:font-name-complex="Calibri" fo:color="#000000"/>
    </style:style>
    <style:style style:name="P72" style:parent-style-name="Listenabsatz" style:list-style-name="LFO12" style:family="paragraph">
      <style:paragraph-properties fo:line-height="150%" fo:margin-left="0.4923in">
        <style:tab-stops/>
      </style:paragraph-properties>
    </style:style>
  </office:automatic-styles>
  <office:body>
    <office:text text:use-soft-page-breaks="true">
      <text:p text:style-name="P1">Finanzordnung Freifunk Nord e.V.</text:p>
      <text:p text:style-name="P5">Stand 07.10.2017</text:p>
      <text:p text:style-name="P6"/>
      <text:h text:style-name="P7" text:outline-level="2">§1 Grundsätze Wirtschaftlichkeit und Sparsamkeit</text:h>
      <text:list text:style-name="LFO3" text:continue-numbering="true">
        <text:list-item>
          <text:p text:style-name="P8">Der Verein ist nach den Grundsätzen der Wirtschaftlichkeit zu führen, das heißt, die<text:s/>Aufwendungen müssen in einem wirtschaftlichen Verhältnis zu den erzielten und erwarteten Ertragen stehen.</text:p>
        </text:list-item>
        <text:list-item>
          <text:p text:style-name="P9">Für den Verein gilt generell das Kostendeckungsprinzip im Rahmen des Haushaltsplanes.</text:p>
        </text:list-item>
        <text:list-item>
          <text:p text:style-name="P10">Die Mittel des Vereins dürfen nur für die satzungsmäßigen Zwecke verwendet werden.</text:p>
        </text:list-item>
        <text:list-item>
          <text:p text:style-name="P11">Die Mitglieder erhalten in ihrer Eigenschaft als Mitglieder hieraus keine Zuwendungen.</text:p>
        </text:list-item>
        <text:list-item>
          <text:p text:style-name="P12">Es darf keine Person durch Ausgaben, die dem Zweck des Vereins fremd sind oder durch unverhältnismäßig hohe Vergütungen begünstigt werden.</text:p>
        </text:list-item>
      </text:list>
      <text:p text:style-name="P13"/>
      <text:h text:style-name="P14" text:outline-level="2">§ 2 Haushaltsplan</text:h>
      <text:list text:style-name="LFO4" text:continue-numbering="true">
        <text:list-item>
          <text:p text:style-name="P15">Für jedes Geschäftsjahr muss vom Vorstand ein Haushaltsplan aufgestellt werden.</text:p>
          <text:list text:continue-numbering="true">
            <text:list-item>
              <text:p text:style-name="P16">Im Gründungsjahr kann der Haushaltsplan entfallen.</text:p>
            </text:list-item>
          </text:list>
        </text:list-item>
        <text:list-item>
          <text:p text:style-name="P17">Der Haushaltsplanentwurf des Vereins wird im Rahmen der Vorstandsversammlung beraten.</text:p>
        </text:list-item>
        <text:list-item>
          <text:p text:style-name="P18">Der Haushaltsplanentwurf ist<text:s/>bis zum 15. Oktober für das folgende Jahr zu erstellen.</text:p>
        </text:list-item>
        <text:list-item>
          <text:p text:style-name="P19">Die Beratung über den Entwurf findet bis zur 3. Novemberwoche statt.</text:p>
        </text:list-item>
        <text:list-item>
          <text:p text:style-name="P20">Das Ergebnis der Beratung legt der Vorstand der Hauptversammlung zur Beschlussfassung vor.</text:p>
        </text:list-item>
      </text:list>
      <text:p text:style-name="P21"/>
      <text:p text:style-name="P22"/>
      <text:h text:style-name="P23" text:outline-level="2">§ 3 Jahresabschluss</text:h>
      <text:list text:style-name="LFO5" text:continue-numbering="true">
        <text:list-item>
          <text:p text:style-name="P24">Im Jahresabschluss<text:s/>müssen alle Einnahmen und Ausgaben des Vereins für das abgelaufene Geschäftsjahr nachgewiesen werden. Im Jahresabschluss muss darüber hinaus eine Schulden- und Vermögensübersicht enthalten sein.</text:p>
        </text:list-item>
        <text:list-item>
          <text:p text:style-name="P25">Der Jahresabschluss ist vom gewählten Kassenprüfer zu prüfen. Darüber hinaus ist der Kassenprüfer berechtigt, regelmäßig und unangemeldet Prüfungen durchzuführen.<text:s/></text:p>
        </text:list-item>
        <text:list-item>
          <text:p text:style-name="P26">Der Kassenprüfer überwacht die Einhaltung der Finanzordnung.</text:p>
        </text:list-item>
        <text:list-item>
          <text:p text:style-name="P27">Der Jahresabschluss wird nach Fertigstellung aufgelegt. Der Zeitraum der Einsichtnahme wird<text:s/>bekannt gegeben.</text:p>
        </text:list-item>
      </text:list>
      <text:p text:style-name="P28"/>
      <text:h text:style-name="P29" text:outline-level="2">§ 4 Verwaltung der Finanzmittel</text:h>
      <text:list text:style-name="LFO6" text:continue-numbering="true">
        <text:list-item>
          <text:p text:style-name="P30">Alle Finanzgeschäfte werden über die Vereinskasse abgewickelt.</text:p>
        </text:list-item>
        <text:list-item>
          <text:p text:style-name="P31">Der Schatzmeister verwaltet die Vereinskasse.<text:s/></text:p>
        </text:list-item>
        <text:list-item>
          <text:p text:style-name="P32">Zahlungen werden vom Schatzmeister nur geleistet, wenn sie nach § 6 dieser Finanzordnung ordnungsgemäß ausgewiesen sind und im Rahmen des Haushaltsplanes noch ausreichende Finanzmittel zur Verfügung stehen.<text:s/></text:p>
        </text:list-item>
        <text:list-item>
          <text:p text:style-name="P33">Der Schatzmeister ist für die Einhaltung des Haushaltsplanes verantwortlich.<text:s/></text:p>
        </text:list-item>
        <text:list-item>
          <text:p text:style-name="P34">Sonderkonten bzw. Sonderkassen können vom Vorstand auf Antrag, in<text:s/>Ausnahmefällen und zeitlich befristet, genehmigt werden (z.B. bei Großveranstaltungen, die nicht vom Gesamtverein ausgerichtet werden). Die Abrechnung der Einnahmen und Ausgaben ist mit dem Schatzmeister vorzunehmen. Die Auflösung der Sonderkonten muss in<text:s/>diesen Fällen spätestens zwei Monate nach Beendigung der Veranstaltung erfolgen.</text:p>
        </text:list-item>
      </text:list>
      <text:p text:style-name="P35"/>
      <text:p text:style-name="P36"/>
      <text:h text:style-name="P37" text:outline-level="2">§ 5 Erhebung und Verwendung der Finanzmittel</text:h>
      <text:list text:style-name="LFO7" text:continue-numbering="true">
        <text:list-item>
          <text:p text:style-name="P38">Alle Mitgliedsbeiträge werden vom Verein erhoben und verbucht.</text:p>
        </text:list-item>
        <text:list-item>
          <text:p text:style-name="P39">Überschüsse aus geselligen Veranstaltungen werden über die<text:s/>Vereinskasse verbucht.<text:s/></text:p>
        </text:list-item>
        <text:list-item>
          <text:p text:style-name="P40">Die Finanzmittel sind entsprechend §2 dieser Finanzordnung zu verwenden.</text:p>
        </text:list-item>
      </text:list>
      <text:soft-page-break/>
      <text:h text:style-name="P41" text:outline-level="2">§ 6 Zahlungsverkehr</text:h>
      <text:list text:style-name="LFO8" text:continue-numbering="true">
        <text:list-item>
          <text:p text:style-name="P42">Der gesamte Zahlungsverkehr wird über die Vereinskasse und vorwiegend bargeldlos abgewickelt.</text:p>
        </text:list-item>
        <text:list-item>
          <text:p text:style-name="P43">Über jede Einnahme und Ausgabe muss ein Beleg<text:s/>vorhanden sein. Der Beleg muss den Tag der Ausgabe, den zu zahlenden Betrag und den Verwendungszweck enthalten.</text:p>
        </text:list-item>
        <text:list-item>
          <text:p text:style-name="P44">Bei Gesamtabrechnungen muss auf dem Deckblatt die Zahl der Unterbelege vermerkt werden.</text:p>
        </text:list-item>
        <text:list-item>
          <text:p text:style-name="P45">Die Rechnungen sind dem Schatzmeister, unter Beachtung<text:s/>von Skonto-Fristen rechtzeitig zur Begleichung einzureichen.</text:p>
        </text:list-item>
        <text:list-item>
          <text:p text:style-name="P46">Wegen des Jahresabschlusses sind Barauslagen zum 30.11. des auslaufenden Jahres beim Schatzmeister abzurechnen.</text:p>
        </text:list-item>
        <text:list-item>
          <text:p text:style-name="P47">Zur Vorbereitung von Veranstaltungen ist es dem Schatzmeister gestattet, Vorschüsse<text:s/>in Höhe des zu erwartenden Bedarfs zu gewähren. Diese Vorschüsse sind spätestens 2 Monate nach Beendigung der Veranstaltung abzurechnen.</text:p>
        </text:list-item>
      </text:list>
      <text:p text:style-name="P48"/>
      <text:h text:style-name="P49" text:outline-level="2">§ 7 Eingehen von Verbindlichkeiten</text:h>
      <text:p text:style-name="Standard">Das Eingehen von Rechtsverbindlichkeiten im Rahmen des Haushaltsplanes ist im Einzelfall vorbehalten:<text:s/></text:p>
      <text:list text:style-name="LFO9" text:continue-numbering="true">
        <text:list-item>
          <text:p text:style-name="P50">§5 Abs. 3 der Vereinssatzung ist anzuwenden.</text:p>
        </text:list-item>
        <text:list-item>
          <text:p text:style-name="P51">Der<text:s/><text:span text:style-name="T52">Schatzmeister<text:s/></text:span>ist berechtigt, Verbindlichkeiten für den Büro- und Verwaltungsbedarf sowie für den Betrieb der Infrastruktur des Vereins einzugehen.</text:p>
        </text:list-item>
        <text:list-item>
          <text:p text:style-name="P53">Es ist unzulässig, einen einheitlichen<text:s/>wirtschaftlichen Vorgang zu teilen, um dadurch die Zuständigkeit für die Genehmigung der Ausgabe zu begründen.</text:p>
        </text:list-item>
      </text:list>
      <text:p text:style-name="P54"/>
      <text:h text:style-name="P55" text:outline-level="2">§ 8 Spenden</text:h>
      <text:list text:style-name="LFO10" text:continue-numbering="true">
        <text:list-item>
          <text:p text:style-name="P56">Der Verein ist nicht berechtigt, steuerbegünstigte Spendenbescheinigungen auszustellen, solange er nicht als gemeinnützig anerkannt<text:s/>ist.</text:p>
        </text:list-item>
        <text:list-item>
          <text:p text:style-name="P57">Spenden kommen dem Verein zugute, wenn sie vom Spender nicht ausdrücklich einem bestimmten Zweck zugewiesen wurde.</text:p>
        </text:list-item>
      </text:list>
      <text:soft-page-break/>
      <text:h text:style-name="P58" text:outline-level="2">§ 9 Inventar</text:h>
      <text:list text:style-name="LFO11" text:continue-numbering="true">
        <text:list-item>
          <text:p text:style-name="P59">Zur Erfassung des Inventars ist ein Inventar-Verzeichnis anzulegen.</text:p>
        </text:list-item>
        <text:list-item>
          <text:p text:style-name="P60">Es sind alle Gegenstände aufzunehmen, die nicht zum Verbrauch bestimmt sind.</text:p>
        </text:list-item>
        <text:list-item>
          <text:p text:style-name="P61">Die Inventar-Liste muss enthalten:<text:s/></text:p>
          <text:list text:continue-numbering="true">
            <text:list-item>
              <text:p text:style-name="P62">Anschaffungsdatum<text:s/></text:p>
            </text:list-item>
            <text:list-item>
              <text:p text:style-name="P63">Bezeichnung des Gegenstandes<text:s/></text:p>
            </text:list-item>
            <text:list-item>
              <text:p text:style-name="P64">Anschaffungswert<text:s/></text:p>
            </text:list-item>
            <text:list-item>
              <text:p text:style-name="P65">Aufbewahrungsort<text:s/></text:p>
            </text:list-item>
          </text:list>
        </text:list-item>
        <text:list-item>
          <text:p text:style-name="P66">Zum Haushaltsplanentwurf ist eine Inventurliste vorzulegen.<text:s/></text:p>
        </text:list-item>
        <text:list-item>
          <text:p text:style-name="P67">Sämtliche vorhandenen Werte (Barvermögen, Inventar,<text:s/>usw.) sind alleiniges Vermögen des Vereins. Dabei ist es gleichgültig, ob sie erworben wurden oder durch Schenkung zufielen.<text:s/></text:p>
        </text:list-item>
        <text:list-item>
          <text:p text:style-name="P68">Unbrauchbares bzw. überzähliges Gerät und Inventar ist möglichst gewinnbringend zu veräußern. Der Erlös muss der Vereinskasse zugeführt werden.</text:p>
        </text:list-item>
        <text:list-item>
          <text:p text:style-name="P69">Über verschenkte Gegenstände ist ein Beleg vorzulegen.</text:p>
        </text:list-item>
      </text:list>
      <text:p text:style-name="P70"/>
      <text:h text:style-name="P71" text:outline-level="2">§ 10 Inkrafttreten</text:h>
      <text:list text:style-name="LFO12" text:continue-numbering="true">
        <text:list-item>
          <text:p text:style-name="P72">Diese Finanzordnung trat mit ihrer Verabschiedung durch die Mitgliederversammlung am<text:s/>07.10.2017<text:s/>in Kraf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Schoolbook" svg:font-family="Century Schoolbook" style:font-family-generic="roman" style:font-pitch="variable" svg:panose-1="2 4 6 4 5 5 5 2 3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fo:color="#2E74B5"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asian="Times New Roman" fo:color="#1F4D78"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1" style:display-name="WW_OutlineListStyle_1">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Fließtext2_" style:display-name="Fließtext (2)_" style:family="text" style:parent-style-name="Absatz-Standardschriftart">
      <style:text-properties style:font-name="Century Schoolbook" style:font-name-asian="Century Schoolbook" style:font-name-complex="Century Schoolbook" fo:font-size="10.5pt" style:font-size-asian="10.5pt" style:font-size-complex="10.5pt" fo:background-color="#FFFFFF"/>
    </style:style>
    <style:style style:name="Fließtext2" style:display-name="Fließtext (2)" style:family="paragraph" style:parent-style-name="Standard">
      <style:paragraph-properties fo:widows="0" fo:orphans="0" fo:text-align="center" fo:margin-top="0.2083in" fo:margin-bottom="0.6666in" style:line-height-at-least="0in" fo:text-indent="-0.2916in" fo:background-color="#FFFFFF"/>
      <style:text-properties style:font-name="Century Schoolbook" style:font-name-asian="Century Schoolbook" style:font-name-complex="Century Schoolbook" fo:font-size="10.5pt" style:font-size-asian="10.5pt" style:font-size-complex="10.5pt" fo:hyphenate="false"/>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Überschrift5Zchn" style:display-name="Überschrift 5 Zchn" style:family="text" style:parent-style-name="Absatz-Standardschriftart">
      <style:text-properties style:font-name="Calibri Light" style:font-name-asian="Times New Roman" style:font-name-complex="Times New Roman" fo:color="#2E74B5"/>
    </style:style>
    <style:style style:name="Überschrift6Zchn" style:display-name="Überschrift 6 Zchn" style:family="text" style:parent-style-name="Absatz-Standardschriftart">
      <style:text-properties style:font-name="Calibri Light" style:font-name-asian="Times New Roman" style:font-name-complex="Times New Roman" fo:color="#1F4D78"/>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1F4D78"/>
    </style:style>
    <style:style style:name="Überschrift8Zchn" style:display-name="Überschrift 8 Zchn" style:family="text" style:parent-style-name="Absatz-Standardschriftart">
      <style:text-properties style:font-name="Calibri Light" style:font-name-asian="Times New Roman" style:font-name-complex="Times New Roman" fo:color="#272727" fo:font-size="10.5pt" style:font-size-asian="10.5pt" style:font-size-complex="10.5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list-style style:name="WW_OutlineListStyle" style:display-name="WW_OutlineListStyle">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prefix="Kapitel "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881in"/>
      </style:footer-style>
    </style:page-layout>
    <style:style style:name="P2" style:parent-style-name="Kopfzeile" style:family="paragraph">
      <style:paragraph-properties fo:text-align="center"/>
    </style:style>
    <style:style style:name="P3" style:parent-style-name="Fußzeile" style:family="paragraph">
      <style:paragraph-properties fo:text-align="end"/>
    </style:style>
    <style:style style:name="P4" style:parent-style-name="Fußzeile" style:family="paragraph">
      <style:paragraph-properties fo:text-align="end"/>
    </style:style>
  </office:automatic-styles>
  <office:master-styles>
    <style:master-page style:name="MP0" style:page-layout-name="PL0">
      <style:header>
        <text:p text:style-name="P2">Finanzordnung Freifunk Nord e.V. - Stand 07.10.2017</text:p>
      </style:header>
      <style:footer>
        <text:p text:style-name="P3"><text:page-number text:fixed="false">4</text:page-number></text:p>
        <text:p text:style-name="Fußzeile"/>
      </style:footer>
    </style:master-page>
    <style:master-page style:next-style-name="MP0" style:name="MPF0" style:page-layout-name="PL0">
      <style:footer>
        <text:p text:style-name="P4"><text:page-number text:fixed="false">1</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dc:creator>Christian Breutkreutz</dc:creator>
    <meta:creation-date>2017-09-20T07:40:00Z</meta:creation-date>
    <dc:date>2017-10-07T09:50:00Z</dc:date>
    <meta:print-date>2017-10-06T12:52:00Z</meta:print-date>
    <meta:template xlink:href="Normal" xlink:type="simple"/>
    <meta:editing-cycles>12</meta:editing-cycles>
    <meta:editing-duration>PT0S</meta:editing-duration>
    <meta:document-statistic meta:page-count="4" meta:paragraph-count="10" meta:word-count="717" meta:character-count="5228" meta:row-count="37" meta:non-whitespace-character-count="4521"/>
  </office:meta>
</office:document-meta>
</file>